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line-through-style="solid"/>
    </style:style>
    <style:style style:name="P2" style:family="paragraph" style:parent-style-name="Text_20_body">
      <style:text-properties style:text-line-through-style="solid" style:text-underline-style="none"/>
    </style:style>
    <style:style style:name="P3" style:family="paragraph" style:parent-style-name="Text_20_body" style:list-style-name="L1"/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text-underline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iunione del 13-09-2012</text:p>
      <text:p text:style-name="P4">Presenti Ciccio, Edi, Igno, Barna</text:p>
      <text:p text:style-name="Standard"/>
      <text:p text:style-name="Standard"><text:tab/>Argomento: <text:subject>Punto dei lavori fatti e piano di sviluppo futuro</text:subject></text:p>
      <text:p text:style-name="Standard"><text:tab/>Titolo: <text:tab/><text:title>Presentazione prima release 0.8</text:title></text:p>
      <text:p text:style-name="Standard"/>
      <text:h text:style-name="Heading_20_1" text:outline-level="1">Verifiche fatte</text:h>
      <text:p text:style-name="Text_20_body">La Configurazione.</text:p>
      <text:p text:style-name="Text_20_body">La Gestione maschere.</text:p>
      <text:p text:style-name="Text_20_body">Il Crop.</text:p>
      <text:h text:style-name="Heading_20_1" text:outline-level="1">Decisioni prese</text:h>
      <text:p text:style-name="Text_20_body">La configurazione va bene. Non tocchiamo più niente. Tutto sotto password.</text:p>
      <text:p text:style-name="Text_20_body">La gestione maschere dal punto di vista operativo è ok. Occorre però creare le miniature delle maschere per poterne caricare tante (almeno una 50ina).<text:line-break/>Dal punto di vista logico, invece ci sono dei problemi nel creare la foto clone incorniciata. Vedere apposito capitolo.</text:p>
      <text:p text:style-name="Text_20_body">Il Crop non è piaciuto : è scomodo e difficile da usare. Si vorrebbe fare tutto con la gestione maschere. Per ora non tocchiamo niente.</text:p>
      <text:p text:style-name="Text_20_body">Il download del programma dal sito, si può fare solo con la password.</text:p>
      <text:p text:style-name="Text_20_body">Nella gallery si deve rendere più semplice la dimensione delle foto e lo scorrimento.</text:p>
      <text:h text:style-name="Heading_20_1" text:outline-level="1">Modifiche da fare / bachi da correggere</text:h>
      <text:p text:style-name="Text_20_body"><text:span text:style-name="T1">Sposta/Copia bloccare con Fuori standard (</text:span><text:a xlink:type="simple" xlink:href="https://bitbucket.org/digiPHOTO/lumen/issue/130/sposta-copia-fuori-standard"><text:span text:style-name="T1">Issue #130</text:span></text:a><text:span text:style-name="T1">)</text:span></text:p>
      <text:p text:style-name="P1"><text:span text:style-name="T1">Sfondi tutti neri e controlli grigi scuro (</text:span><text:a xlink:type="simple" xlink:href="https://bitbucket.org/digiPHOTO/lumen/issue/127/modifiche-estetiche-prima-sgrossatura"><text:span text:style-name="T1">Issue #127</text:span></text:a><text:span text:style-name="T1">)</text:span></text:p>
      <text:p text:style-name="Text_20_body"><text:span text:style-name="T1">Nella ricerca foto gallery, ridurre il calendario (</text:span><text:a xlink:type="simple" xlink:href="https://bitbucket.org/digiPHOTO/lumen/issue/127/modifiche-estetiche-prima-sgrossatura"><text:span text:style-name="T1">Issue #127</text:span></text:a><text:span text:style-name="T1">)</text:span></text:p>
      <text:p text:style-name="Text_20_body"><text:span text:style-name="T2">Quando esci chiedere di spegnere il computer (</text:span><text:a xlink:type="simple" xlink:href="https://bitbucket.org/digiPHOTO/lumen/issue/129/spegnere-il-computer-in-uscita"><text:span text:style-name="T1">Issue #129</text:span></text:a><text:span text:style-name="T1">)</text:span></text:p>
      <text:p text:style-name="Text_20_body"><text:span text:style-name="T2">Gestire pubblicità nello slide show. Esattamente come il vecchio digiphoto (</text:span><text:a xlink:type="simple" xlink:href="https://bitbucket.org/digiPHOTO/lumen/issue/128/pubblicit-nello-slide-show">Issue #128</text:a><text:span text:style-name="T2">)</text:span></text:p>
      <text:p text:style-name="P2"><text:span text:style-name="T1">Quando si masterizza, chiedere all'utente se vuole scrivere sul masterizzatore oppure su di una cartella. Se sceglie cartella, allora usiamo quella impostata con possibilità di creare delle sotto-cartelle (magari prendendo il nome di default dal nome del carrello).<text:line-break/>Rimane il problema di svuotare questa cartella temporanea. (</text:span><text:a xlink:type="simple" xlink:href="https://bitbucket.org/digiPHOTO/lumen/issue/133/chiedere-dove-masterizzare"><text:span text:style-name="T1">Issue #133</text:span></text:a><text:span text:style-name="T1">)</text:span></text:p>
      <text:p text:style-name="P2"><text:span text:style-name="T1">Mettere un limite per evitare di mandare troppe foto in modifica: max 25 alla volta. </text:span><text:a xlink:type="simple" xlink:href="https://bitbucket.org/digiPHOTO/lumen/issue/134/limitare-il-num-delle-foto-in-modifica"><text:span text:style-name="T1">Issue #134</text:span></text:a></text:p>
      <text:p text:style-name="P2"><text:span text:style-name="T1">La striscia delle foto in attesa di modifica deve essere gestita con una FIFO con al massimo 50 foto (</text:span><text:a xlink:type="simple" xlink:href="https://bitbucket.org/digiPHOTO/lumen/issue/135/fifo-lista-foto-in-attesa-di-modifiche"><text:span text:style-name="T1">Issue #135</text:span></text:a><text:span text:style-name="T1">).</text:span></text:p>
      <text:p text:style-name="P2"><text:span text:style-name="T1">Cercare di centrare tutta la gestione nel mezzo del monitor </text:span><text:a xlink:type="simple" xlink:href="https://bitbucket.org/digiPHOTO/lumen/issue/107/gestione-maschere-la-foto-copre-i-pulsanti"><text:span text:style-name="T1">Issue #107</text:span></text:a><text:span text:style-name="T1">.</text:span></text:p>
      <text:p text:style-name="P2"><text:span text:style-name="T1">Nelle maschere: rotella del mouse ingrandisce. </text:span><text:a xlink:type="simple" xlink:href="https://bitbucket.org/digiPHOTO/lumen/issue/136/zoom-con-rotella-nella-gestione-maschere"><text:span text:style-name="T1">Issue #136</text:span></text:a></text:p>
      <text:p text:style-name="Text_20_body"><text:span text:style-name="T2">Nelle maschere: spostare la foto con le freccette. </text:span><text:a xlink:type="simple" xlink:href="https://bitbucket.org/digiPHOTO/lumen/issue/137/spostare-immagini-con-freccette-nella">Issue #137</text:a></text:p>
      <text:p text:style-name="Text_20_body"><text:span text:style-name="T2">Fotoritocco: quando salvo, svuotare la lista e tornare alla gallery. ??? (serve per davvero?? sentire ciccio)</text:span></text:p>
      <text:h text:style-name="Heading_20_1" text:outline-level="1"><text:soft-page-break/>Argomenti ancora non risolti e da ridiscutere</text:h>
      <text:h text:style-name="Heading_20_2" text:outline-level="2">Maschere</text:h>
      <text:p text:style-name="Text_20_body">La gestione delle maschere. Nell'incontro precedente ci eravamo detti di creare una copia dell'immagine incorniciata e attribuirla ad un altro operatore fittizio (Photo Retouch).</text:p>
      <text:p text:style-name="Text_20_body">Pare che questa soluzione non sia efficiente, perché la foto incorniciata non è più rintracciabile. Bisognerebbe che stesse "vicino" logicamente alla sua immagine sorgente.</text:p>
      <text:p text:style-name="Text_20_body">Ci prendiamo del tempo per ragionare su questa questione senza ancora modificare nulla.</text:p>
      <text:h text:style-name="Heading_20_2" text:outline-level="2">Crop</text:h>
      <text:p text:style-name="Text_20_body">Si vorrebbe poter lavorare con una cornice trasparente.</text:p>
      <text:p text:style-name="Text_20_body">La gestione attualmente sviluppata, però non è ancora da buttare via. Dobbiamo decidere.<text:line-break/>In ogni caso attualmente manca:</text:p>
      <text:list xml:id="list33531789" text:style-name="L1">
        <text:list-item>
          <text:p text:style-name="P3">Mantieni proporzione con il ratio della foto</text:p>
        </text:list-item>
        <text:list-item>
          <text:p text:style-name="P3">Azione per ribaltare l'area di crop da Horiz/Vert </text:p>
        </text:list-item>
        <text:list-item>
          <text:p text:style-name="P3">Manigliette più grandi</text:p>
        </text:list-item>
      </text:list>
      <text:p text:style-name="Text_20_body">In ogni caso, per ora non tocchiamo niente. Igno e Ciccio faranno delle prove e poi torneremo sull'argomento.</text:p>
      <text:h text:style-name="Heading_20_2" text:outline-level="2">Disposizione foto nella gallery</text:h>
      <text:p text:style-name="Text_20_body">Verificare con la UniformGrid che cosa succede se il numero di elementi sfora le righe e colonne indicate. Si può usare una scrollbar ?</text:p>
      <text:p text:style-name="Text_20_body">In questo contesto, si può tenere conto della eventuale paginazione dei risultati ?</text:p>
      <text:p text:style-name="Text_20_body">Fare delle prove con un progettino separato.</text:p>
      <text:p text:style-name="Text_20_body"><text:a xlink:type="simple" xlink:href="https://bitbucket.org/digiPHOTO/lumen/issue/72/foto-explorer-migliorare-visualizzazione">Issue #72</text:a></text:p>
      <text:h text:style-name="Heading_20_2" text:outline-level="2">Form pubblico</text:h>
      <text:p text:style-name="Text_20_body">Mentre la precedente riunione si era detto che la duplicazione dello schermo di lavoro non serviva, ora si vorrebbe valutarne una implementazione.</text:p>
      <text:p text:style-name="Text_20_body">Verificare se si riesce a switchare da software tra estensione del desktop e clone desktop.</text:p>
      <text:p text:style-name="Text_20_body"><text:a xlink:type="simple" xlink:href="https://bitbucket.org/digiPHOTO/lumen/issue/131/clona-estendi-desktop-fare-solo-un">Issue #131</text:a></text:p>
      <text:h text:style-name="Heading_20_1" text:outline-level="1">Altre idee libere buttate nel mucchio</text:h>
      <text:p text:style-name="Text_20_body">Password temporanea ? Che appena entri poi scade ?</text:p>
      <text:p text:style-name="Text_20_body">Licenza a tempo che dopo un anno scade ?</text:p>
      <text:p text:style-name="Text_20_body">Masterizza Mulisessione funziona ?</text:p>
      <text:p text:style-name="Text_20_body">Si potrebbe fare un programmino che conteggia di nascosto tutte le stampe mandate alle varie code. Servirebbe per controllare che i commessi non fregano <text:a xlink:type="simple" xlink:href="https://bitbucket.org/digiPHOTO/lumen/issue/132/prototipo-sniffa-code-di-stampe">Issue #132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ffcc99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2M56S</meta:editing-duration>
    <meta:editing-cycles>60</meta:editing-cycles>
    <meta:generator>OpenOffice.org/3.3$Win32 OpenOffice.org_project/330m20$Build-9567</meta:generator>
    <dc:date>2012-09-14T14:37:53.46</dc:date>
    <dc:subject>Punto dei lavori fatti e piano di sviluppo futuro</dc:subject>
    <dc:title>Presentazione prima release 0.8</dc:title>
    <dc:creator>Luca Bernardini</dc:creator>
    <meta:document-statistic meta:table-count="0" meta:image-count="0" meta:object-count="0" meta:page-count="2" meta:paragraph-count="53" meta:word-count="605" meta:character-count="3848"/>
    <meta:user-defined meta:name="Info 1"/>
    <meta:user-defined meta:name="Info 2"/>
    <meta:user-defined meta:name="Info 3"/>
    <meta:user-defined meta:name="Info 4"/>
  </office:meta>
</office:document-meta>
</file>